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70000016B850E4525BCC46BF3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4" style:family="graphic" style:parent-style-name="standard">
      <style:graphic-properties draw:stroke="none" draw:fill="none" fo:min-height="0.395cm"/>
      <style:paragraph-properties style:writing-mode="lr-tb"/>
    </style:style>
    <style:style style:name="gr5" style:family="graphic" style:parent-style-name="standard">
      <style:graphic-properties draw:stroke="none" draw:fill="none" fo:min-height="0.296cm"/>
      <style:paragraph-properties style:writing-mode="lr-tb"/>
    </style:style>
    <style:style style:name="gr6" style:family="graphic" style:parent-style-name="standard">
      <style:graphic-properties draw:stroke="none" draw:fill="none" fo:min-height="1.073cm"/>
      <style:paragraph-properties style:writing-mode="lr-tb"/>
    </style:style>
    <style:style style:name="gr7" style:family="graphic" style:parent-style-name="objectwithoutfill">
      <style:graphic-properties draw:stroke="solid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8" style:family="graphic" style:parent-style-name="standard">
      <style:graphic-properties draw:stroke="none" draw:fill="none" fo:min-height="0.198cm"/>
      <style:paragraph-properties style:writing-mode="lr-tb"/>
    </style:style>
    <style:style style:name="gr9" style:family="graphic" style:parent-style-name="standard">
      <style:graphic-properties draw:stroke="none" draw:fill="none" fo:min-height="0.396cm"/>
      <style:paragraph-properties style:writing-mode="lr-tb"/>
    </style:style>
    <style:style style:name="gr10" style:family="graphic" style:parent-style-name="objectwithoutfill">
      <style:graphic-properties draw:stroke="solid" draw:fill="none" draw:textarea-vertical-align="middle"/>
    </style:style>
    <style:style style:name="gr11" style:family="graphic" style:parent-style-name="standard">
      <style:graphic-properties draw:stroke="none" draw:fill="none" fo:min-height="0.475cm"/>
      <style:paragraph-properties style:writing-mode="lr-tb"/>
    </style:style>
    <style:style style:name="gr12" style:family="graphic" style:parent-style-name="standard">
      <style:graphic-properties draw:stroke="none" draw:fill="none" fo:min-height="0.319cm"/>
      <style:paragraph-properties style:writing-mode="lr-tb"/>
    </style:style>
    <style:style style:name="gr13" style:family="graphic" style:parent-style-name="standard">
      <style:graphic-properties draw:stroke="none" draw:fill="none" fo:min-height="0.476cm"/>
      <style:paragraph-properties style:writing-mode="lr-tb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standard">
      <style:graphic-properties draw:stroke="none" draw:fill="none" fo:min-height="0.258cm"/>
      <style:paragraph-properties style:writing-mode="lr-tb"/>
    </style:style>
    <style:style style:name="gr16" style:family="graphic" style:parent-style-name="objectwithoutfill">
      <style:graphic-properties draw:stroke="solid" draw:fill="none" draw:textarea-vertical-align="middle"/>
      <style:paragraph-properties style:writing-mode="lr-tb"/>
    </style:style>
    <style:style style:name="gr17" style:family="graphic" style:parent-style-name="standard">
      <style:graphic-properties fo:background-color="#f3f3f3"/>
    </style:style>
    <style:style style:name="gr18" style:family="graphic" style:parent-style-name="standard">
      <style:graphic-properties fo:background-color="#e4e1e1" fo:border="solid"/>
    </style:style>
    <style:style style:name="gr19" style:family="graphic" style:parent-style-name="standard">
      <style:graphic-properties fo:border="solid"/>
    </style:style>
    <style:style style:name="gr20" style:family="graphic" style:parent-style-name="standard">
      <style:graphic-properties fo:border="none"/>
    </style:style>
    <style:style style:name="gr21" style:family="graphic" style:parent-style-name="standard">
      <style:graphic-properties draw:stroke="solid" svg:stroke-width="0.035cm" svg:stroke-color="#111111" draw:marker-start-width="0.252cm" draw:marker-end-width="0.252cm" svg:stroke-opacity="100%" draw:fill="none" draw:opacity="100%" draw:textarea-horizontal-align="justify" draw:textarea-vertical-align="middle" draw:auto-grow-height="false" fo:min-height="1.24cm" fo:min-width="8.483cm" fo:padding-top="0.142cm" fo:padding-bottom="0.142cm" fo:padding-left="0.267cm" fo:padding-right="0.267cm"/>
      <style:paragraph-properties style:writing-mode="lr-tb"/>
    </style:style>
    <style:style style:name="gr22" style:family="graphic" style:parent-style-name="standard">
      <style:graphic-properties draw:stroke="none" draw:fill-color="#ffffff" draw:textarea-horizontal-align="justify" draw:textarea-vertical-align="middle" draw:auto-grow-height="false" fo:min-height="0.131cm" fo:min-width="2.0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4" style:family="graphic" style:parent-style-name="standard">
      <style:graphic-properties fo:background-color="#f3f3f3" fo:border="solid"/>
    </style:style>
    <style:style style:name="gr25" style:family="graphic" style:parent-style-name="standard">
      <style:graphic-properties draw:stroke="none" draw:fill="none" fo:min-height="0.385cm"/>
      <style:paragraph-properties style:writing-mode="lr-tb"/>
    </style:style>
    <style:style style:name="gr26" style:family="graphic" style:parent-style-name="standard">
      <style:graphic-properties draw:stroke="none" draw:fill="none" fo:min-height="0.36cm"/>
      <style:paragraph-properties style:writing-mode="lr-tb"/>
    </style:style>
    <style:style style:name="gr27" style:family="graphic" style:parent-style-name="standard">
      <style:graphic-properties draw:stroke="none" draw:fill="none" fo:min-height="0.371cm"/>
      <style:paragraph-properties style:writing-mode="lr-tb"/>
    </style:style>
    <style:style style:name="gr28" style:family="graphic" style:parent-style-name="standard">
      <style:graphic-properties draw:stroke="none" draw:fill="none" fo:min-height="0.068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font-size="10pt"/>
    </style:style>
    <style:style style:name="P5" style:family="paragraph">
      <loext:graphic-properties draw:fill="none"/>
      <style:paragraph-properties style:writing-mode="lr-tb"/>
      <style:text-properties fo:font-size="10pt" style:font-size-asian="16pt" style:font-size-complex="16pt"/>
    </style:style>
    <style:style style:name="P6" style:family="paragraph">
      <loext:graphic-properties draw:fill="none"/>
      <style:paragraph-properties style:writing-mode="lr-tb"/>
      <style:text-properties fo:font-size="10pt"/>
    </style:style>
    <style:style style:name="P7" style:family="paragraph">
      <loext:graphic-properties draw:fill="none"/>
      <style:paragraph-properties style:writing-mode="lr-tb"/>
      <style:text-properties fo:font-size="8pt" fo:font-style="italic" style:font-size-asian="12pt" style:font-size-complex="12pt"/>
    </style:style>
    <style:style style:name="P8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9" style:family="paragraph">
      <style:paragraph-properties fo:text-align="start"/>
    </style:style>
    <style:style style:name="P10" style:family="paragraph">
      <loext:graphic-properties draw:fill="none"/>
      <style:paragraph-properties fo:text-align="start" style:writing-mode="lr-tb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loext:graphic-properties draw:fill="none"/>
      <style:paragraph-properties style:writing-mode="lr-tb"/>
      <style:text-properties fo:font-size="8pt"/>
    </style:style>
    <style:style style:name="P13" style:family="paragraph">
      <style:paragraph-properties fo:margin-top="0cm" fo:margin-bottom="0cm"/>
    </style:style>
    <style:style style:name="P14" style:family="paragraph">
      <style:paragraph-properties fo:text-align="start"/>
    </style:style>
    <style:style style:name="P15" style:family="paragraph">
      <style:paragraph-properties fo:margin-top="0.457cm" fo:margin-bottom="0.102cm"/>
      <style:text-properties style:font-name="Arial"/>
    </style:style>
    <style:style style:name="P16" style:family="paragraph">
      <loext:graphic-properties draw:fill="none"/>
      <style:paragraph-properties fo:margin-top="0cm" fo:margin-bottom="0.102cm" style:writing-mode="lr-tb"/>
      <style:text-properties style:font-name="Arial" fo:font-size="10pt"/>
    </style:style>
    <style:style style:name="P17" style:family="paragraph">
      <style:paragraph-properties fo:text-align="center"/>
    </style:style>
    <style:style style:name="P18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19" style:family="paragraph">
      <style:paragraph-properties fo:text-align="start"/>
      <style:text-properties style:text-line-through-style="none" style:text-line-through-type="none" fo:font-family="Arial" style:font-style-name="Regular" style:font-family-generic="swiss" fo:font-style="normal" style:text-underline-style="none"/>
    </style:style>
    <style:style style:name="P20" style:family="paragraph">
      <style:paragraph-properties fo:text-align="start"/>
      <style:text-properties fo:font-family="Arial" style:font-style-name="Regular" style:font-family-generic="swiss"/>
    </style:style>
    <style:style style:name="P21" style:family="paragraph">
      <loext:graphic-properties draw:fill="none" draw:opacity="100%"/>
      <style:paragraph-properties fo:text-align="center"/>
    </style:style>
    <style:style style:name="P22" style:family="paragraph">
      <loext:graphic-properties draw:fill-color="#ffffff"/>
      <style:paragraph-properties fo:text-align="center"/>
    </style:style>
    <style:style style:name="P23" style:family="paragraph">
      <style:text-properties fo:font-size="8pt" style:font-size-asian="8pt" style:font-size-complex="8pt"/>
    </style:style>
    <style:style style:name="P24" style:family="paragraph">
      <loext:graphic-properties draw:fill="none" draw:fill-color="#ffffff"/>
      <style:text-properties fo:font-size="8pt" style:font-size-asian="8pt" style:font-size-complex="8pt"/>
    </style:style>
    <style:style style:name="P25" style:family="paragraph">
      <loext:graphic-properties draw:fill="none"/>
      <style:paragraph-properties fo:text-align="center"/>
      <style:text-properties fo:font-size="10pt"/>
    </style:style>
    <style:style style:name="P26" style:family="paragraph">
      <loext:graphic-properties draw:fill="none" draw:fill-color="#ffffff"/>
    </style:style>
    <style:style style:name="P27" style:family="paragraph">
      <style:paragraph-properties fo:text-align="start"/>
      <style:text-properties style:text-line-through-style="none" style:text-line-through-type="none" fo:font-family="'Liberation Sans'" style:font-style-name="Regular" style:font-family-generic="swiss" fo:font-style="normal" style:text-underline-style="none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0pt"/>
    </style:style>
    <style:style style:name="T3" style:family="text">
      <style:text-properties fo:font-size="10pt" style:font-size-asian="9pt" style:font-size-complex="9pt"/>
    </style:style>
    <style:style style:name="T4" style:family="text">
      <style:text-properties fo:font-size="10pt" style:font-size-asian="16pt" style:font-size-complex="16pt"/>
    </style:style>
    <style:style style:name="T5" style:family="text">
      <style:text-properties fo:font-size="8pt" fo:font-style="italic" style:font-size-asian="12pt" style:font-size-complex="12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font-name="Arial" fo:font-size="12pt"/>
    </style:style>
    <style:style style:name="T8" style:family="text">
      <style:text-properties fo:font-size="12pt"/>
    </style:style>
    <style:style style:name="T9" style:family="text">
      <style:text-properties style:font-name="Arial" fo:font-size="10pt"/>
    </style:style>
    <style:style style:name="T10" style:family="text">
      <style:text-properties fo:font-size="8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rmIntake1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chkPhone1-1" form:control-implementation="ooo:com.sun.star.form.component.CheckBox" xml:id="control1" form:id="control1" form:label="Home" form:tab-index="2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kPhone1-2" form:control-implementation="ooo:com.sun.star.form.component.CheckBox" xml:id="control2" form:id="control2" form:label="Cell" form:tab-index="2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3" form:id="control3" form:label="Work" form:tab-index="2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4" form:id="control4" form:label="Other" form:tab-index="2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5" form:id="control5" form:label="Do not have" form:tab-index="2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6" form:id="control6" form:label="Hom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7" form:id="control7" form:label="Cell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8" form:id="control8" form:label="Work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9" form:id="control9" form:label="Other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10" form:id="control10" form:label="Do not ha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area form:name="txtInit" form:control-implementation="ooo:com.sun.star.form.component.TextField" xml:id="control11" form:id="control11" form:tab-index="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xtLName" form:control-implementation="ooo:com.sun.star.form.component.TextField" xml:id="control12" form:id="control12" form:tab-index="2" form:current-value="Tg_#12`-QjpX .24 Arial 3D F3F3F3" form:value="Tg_#12`-QjpX .24 Arial 3D F3F3F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FName" form:control-implementation="ooo:com.sun.star.form.component.TextField" xml:id="control13" form:id="control13" form:tab-index="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txtMI" form:control-implementation="ooo:com.sun.star.form.component.TextField" xml:id="control14" form:id="control14" form:tab-index="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xtAddress" form:control-implementation="ooo:com.sun.star.form.component.TextField" xml:id="control15" form:id="control15" form:tab-index="5" form:current-value="Tg_#12`-QjpX .20 Arial Flat Gray" form:value="Tg_#12`-QjpX .20 Arial Flat Gra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Phone1" form:control-implementation="ooo:com.sun.star.form.component.TextField" xml:id="control16" form:id="control16" form:tab-index="21" form:current-value="Tg_#12`-QjpX .20 Arial Flat Gray" form:value="Tg_#12`-QjpX .20 Arial Flat Gra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City" form:control-implementation="ooo:com.sun.star.form.component.TextField" xml:id="control17" form:id="control17" form:tab-index="6" form:current-value="Tg_#12`-QjpX .20 Arial Flat Gray" form:value="Tg_#12`-QjpX .20 Arial Flat Gra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txtState" form:control-implementation="ooo:com.sun.star.form.component.TextField" xml:id="control18" form:id="control18" form:tab-index="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Zip" form:control-implementation="ooo:com.sun.star.form.component.TextField" xml:id="control19" form:id="control19" form:tab-index="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xtPhone2" form:control-implementation="ooo:com.sun.star.form.component.TextField" xml:id="control20" form:id="control20" form:tab-index="31" form:current-value="Tg_#12`-QjpX .20 Arial Flat Gray" form:value="Tg_#12`-QjpX .20 Arial Flat Gra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radio form:name="Option Button 1" form:control-implementation="ooo:com.sun.star.form.component.RadioButton" xml:id="control21" form:id="control21" form:label="OPT Lable Text" form:input-required="false" formx:group-name="optG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text form:name="txtEnteredWFC" form:control-implementation="ooo:com.sun.star.form.component.TextField" xml:id="control22" form:id="control22" form:tab-stop="false" form:current-value="Test" form:value="Test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EnteredCT" form:control-implementation="ooo:com.sun.star.form.component.TextField" xml:id="control23" form:id="control23" form:tab-stop="false" form:current-value="Tg_#12`-QjpX .20 Arial Flat Gray" form:value="Tg_#12`-QjpX .20 Arial Flat Gra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ScanCard" form:control-implementation="ooo:com.sun.star.form.component.TextField" xml:id="control24" form:id="control24" form:tab-stop="true" form:tab-index="1001" form:current-value="Tg_#12`-QjpX .20 Arial Flat Gray" form:value="Tg_#12`-QjpX .20 Arial Flat Gra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chkPhone1-1" form:control-implementation="ooo:com.sun.star.form.component.CheckBox" xml:id="control25" form:id="control25" form:label="Home" form:tab-index="3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kPhone1-2" form:control-implementation="ooo:com.sun.star.form.component.CheckBox" xml:id="control26" form:id="control26" form:label="Cell" form:tab-index="3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7" form:id="control27" form:label="Work" form:tab-index="3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8" form:id="control28" form:label="Other" form:tab-index="3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9" form:id="control29" form:label="Do not have" form:tab-index="3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radio form:name="Option Button 1" form:control-implementation="ooo:com.sun.star.form.component.RadioButton" xml:id="control30" form:id="control30" form:label="Option Button" form:input-required="false" formx:group-name="optG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1" form:id="control31" form:label="Option Button" form:input-required="false" formx:group-name="optG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2" form:id="control32" form:label="Option Button" form:input-required="false" formx:group-name="optG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3" form:id="control33" form:label="Option Button" form:input-required="false" formx:group-name="optG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4" form:id="control34" form:label="Option Button" form:input-required="false" formx:group-name="optG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5" form:id="control35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6" form:id="control36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7" form:id="control37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8" form:id="control38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9" form:id="control39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0" form:id="control40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1" form:id="control41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2" form:id="control42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3" form:id="control43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4" form:id="control44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5" form:id="control45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formatted-text form:name="Numeric Field 1" form:control-implementation="ooo:com.sun.star.form.component.NumericField" xml:id="control46" form:id="control46" form:input-required="false" form:validation="true" form:min-value="-1000000" form:max-value="10000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ormatted-text form:name="Numeric Field 2" form:control-implementation="ooo:com.sun.star.form.component.NumericField" xml:id="control47" form:id="control47" form:input-required="false" form:validation="true" form:min-value="-1000000" form:max-value="10000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ormatted-text form:name="Pattern Field 1" form:control-implementation="ooo:com.sun.star.form.component.PatternField" xml:id="control48" form:id="control48" form:input-required="false" form:convert-empty-to-null="true" form:validation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Pattern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radio form:name="Option Button 1" form:control-implementation="ooo:com.sun.star.form.component.RadioButton" xml:id="control49" form:id="control49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50" form:id="control50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51" form:id="control51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text form:name="txtEmail" form:control-implementation="ooo:com.sun.star.form.component.TextField" xml:id="control52" form:id="control52" form:tab-index="41" form:current-value="Tg_#12`-QjpX .20 Arial Flat Gray" form:value="Tg_#12`-QjpX .20 Arial Flat Gra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SSN" form:control-implementation="ooo:com.sun.star.form.component.TextField" xml:id="control53" form:id="control53" form:tab-index="4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NameAlt" form:control-implementation="ooo:com.sun.star.form.component.TextField" xml:id="control54" form:id="control54" form:tab-index="4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DOB-M" form:control-implementation="ooo:com.sun.star.form.component.TextField" xml:id="control55" form:id="control55" form:tab-index="4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radio form:name="Option Button 1" form:control-implementation="ooo:com.sun.star.form.component.RadioButton" xml:id="control56" form:id="control56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text form:name="txtDOB-D" form:control-implementation="ooo:com.sun.star.form.component.TextField" xml:id="control57" form:id="control57" form:tab-index="4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DOB-Y" form:control-implementation="ooo:com.sun.star.form.component.TextField" xml:id="control58" form:id="control58" form:tab-index="4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PhoneAlt" form:control-implementation="ooo:com.sun.star.form.component.TextField" xml:id="control59" form:id="control59" form:tab-index="4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draw:style-name="gr1" draw:text-style-name="P1" draw:layer="layout" svg:width="8.535cm" svg:height="2.215cm" svg:x="11.795cm" svg:y="1.017cm">
          <draw:image xlink:href="Pictures/10000000000006470000016B850E4525BCC46BF3.jpg" xlink:type="simple" xlink:show="embed" xlink:actuate="onLoad" draw:mime-type="image/jpeg">
            <text:p/>
          </draw:image>
        </draw:frame>
        <draw:frame draw:style-name="gr2" draw:text-style-name="P3" draw:layer="layout" svg:width="4.11cm" svg:height="0.953cm" svg:x="0.827cm" svg:y="1.759cm">
          <draw:text-box>
            <text:p text:style-name="P2"><text:span text:style-name="T1">Intake Form</text:span></text:p>
          </draw:text-box>
        </draw:frame>
        <draw:frame draw:style-name="gr3" draw:text-style-name="P4" draw:layer="layout" svg:width="2.667cm" svg:height="0.725cm" svg:x="0.924cm" svg:y="2.702cm">
          <draw:text-box>
            <text:p><text:span text:style-name="T2">Scan Card #:</text:span></text:p>
          </draw:text-box>
        </draw:frame>
        <draw:frame draw:style-name="gr4" draw:text-style-name="P5" draw:layer="layout" svg:width="3.794cm" svg:height="0.645cm" svg:x="5.378cm" svg:y="3.367cm">
          <draw:text-box>
            <text:p><text:span text:style-name="T3">Entered</text:span><text:span text:style-name="T4"> In WFC:</text:span></text:p>
          </draw:text-box>
        </draw:frame>
        <draw:frame draw:style-name="gr5" draw:text-style-name="P6" draw:layer="layout" svg:width="2.815cm" svg:height="0.645cm" svg:x="0.924cm" svg:y="3.367cm">
          <draw:text-box>
            <text:p><text:span text:style-name="T2">Entered in CT:</text:span></text:p>
          </draw:text-box>
        </draw:frame>
        <draw:frame draw:style-name="gr6" draw:text-style-name="P7" draw:layer="layout" svg:width="20.143cm" svg:height="1.323cm" svg:x="0.797cm" svg:y="4.139cm">
          <draw:text-box>
            <text:p><text:span text:style-name="T5">The information collected in this form will be kept </text:span><text:span text:style-name="T5">confidential and will be used to help us provide services </text:span><text:span text:style-name="T5">that best meet your employment-related needs Please </text:span><text:span text:style-name="T5">note that all fields marked with on asterisk (*) are </text:span><text:span text:style-name="T5">required; all other information con be considered </text:span><text:span text:style-name="T5">optional. We appreciate your efforts to fill out this form </text:span><text:span text:style-name="T5">as completely as possible Thank you for your </text:span><text:span text:style-name="T5">cooperation. </text:span></text:p>
          </draw:text-box>
        </draw:frame>
        <draw:line draw:style-name="gr7" draw:text-style-name="P1" draw:layer="controls" svg:x1="8.366cm" svg:y1="3.926cm" svg:x2="9.89cm" svg:y2="3.926cm">
          <text:p/>
        </draw:line>
        <draw:line draw:style-name="gr7" draw:text-style-name="P1" draw:layer="controls" svg:x1="0.998cm" svg:y1="6.212cm" svg:x2="2.522cm" svg:y2="6.212cm">
          <text:p/>
        </draw:line>
        <draw:frame draw:style-name="gr8" draw:text-style-name="P8" draw:layer="controls" svg:width="18.032cm" svg:height="0.645cm" svg:x="2.335cm" svg:y="5.632cm">
          <draw:text-box>
            <text:p><text:span text:style-name="T6"><text:s/></text:span><text:span text:style-name="T6">Please initial here if you would like us to </text:span><text:span text:style-name="T6">share this form with San Francisco Human </text:span><text:span text:style-name="T6">Services Agency to assess</text:span></text:p>
          </draw:text-box>
        </draw:frame>
        <draw:frame draw:style-name="gr9" draw:text-style-name="P6" draw:layer="controls" svg:width="16.021cm" svg:height="0.646cm" svg:x="0.797cm" svg:y="6.204cm">
          <draw:text-box>
            <text:p><text:span text:style-name="T6">eligibility for additional benefits and services </text:span><text:span text:style-name="T6">such as cash aid, CalFresh, CalWORKs, and </text:span><text:span text:style-name="T6">Medi-Cal.</text:span></text:p>
          </draw:text-box>
        </draw:frame>
        <draw:line draw:style-name="gr10" draw:text-style-name="P1" draw:layer="controls" svg:x1="1cm" svg:y1="7.177cm" svg:x2="20.59cm" svg:y2="7.177cm">
          <text:p/>
        </draw:line>
        <draw:frame draw:style-name="gr11" draw:text-style-name="P10" draw:layer="controls" svg:width="4.445cm" svg:height="0.725cm" svg:x="0.8cm" svg:y="7.228cm">
          <draw:text-box>
            <text:p text:style-name="P9"><text:span text:style-name="T7">Contact</text:span><text:span text:style-name="T8"> Information</text:span></text:p>
          </draw:text-box>
        </draw:frame>
        <draw:frame draw:style-name="gr11" draw:text-style-name="P11" draw:layer="controls" svg:width="2.906cm" svg:height="0.725cm" svg:x="0.797cm" svg:y="14.38cm">
          <draw:text-box>
            <text:p><text:span text:style-name="T8">Text </text:span><text:span text:style-name="T8">12</text:span></text:p>
          </draw:text-box>
        </draw:frame>
        <draw:frame draw:style-name="gr4" draw:text-style-name="P6" draw:layer="controls" svg:width="2.223cm" svg:height="0.645cm" svg:x="1cm" svg:y="14.924cm">
          <draw:text-box draw:corner-radius="3.176cm">
            <text:p><text:span text:style-name="T2">Text </text:span><text:span text:style-name="T2">10</text:span></text:p>
          </draw:text-box>
        </draw:frame>
        <draw:frame draw:style-name="gr4" draw:text-style-name="P6" draw:layer="controls" svg:width="2.286cm" svg:height="0.645cm" svg:x="0.797cm" svg:y="7.839cm">
          <draw:text-box>
            <text:p><text:span text:style-name="T9">Name</text:span><text:span text:style-name="T2">*</text:span></text:p>
          </draw:text-box>
        </draw:frame>
        <draw:line draw:style-name="gr10" draw:text-style-name="P1" draw:layer="controls" svg:x1="2.524cm" svg:y1="8.52cm" svg:x2="10.144cm" svg:y2="8.52cm">
          <text:p/>
        </draw:line>
        <draw:frame draw:style-name="gr12" draw:text-style-name="P12" draw:layer="controls" svg:width="1.651cm" svg:height="0.569cm" svg:x="2.27cm" svg:y="8.42cm">
          <draw:text-box>
            <text:p><text:span text:style-name="T10">Last</text:span></text:p>
          </draw:text-box>
        </draw:frame>
        <draw:frame draw:style-name="gr12" draw:text-style-name="P12" draw:layer="controls" svg:width="2.286cm" svg:height="0.569cm" svg:x="18.144cm" svg:y="8.423cm">
          <draw:text-box>
            <text:p><text:span text:style-name="T10">Middle Initial</text:span></text:p>
          </draw:text-box>
        </draw:frame>
        <draw:frame draw:style-name="gr12" draw:text-style-name="P12" draw:layer="controls" svg:width="1.651cm" svg:height="0.569cm" svg:x="10.144cm" svg:y="8.42cm">
          <draw:text-box>
            <text:p><text:span text:style-name="T10">First</text:span></text:p>
          </draw:text-box>
        </draw:frame>
        <draw:line draw:style-name="gr10" draw:text-style-name="P1" draw:layer="controls" svg:x1="10.407cm" svg:y1="8.525cm" svg:x2="18.027cm" svg:y2="8.525cm">
          <text:p/>
        </draw:line>
        <draw:line draw:style-name="gr10" draw:text-style-name="P1" draw:layer="controls" svg:x1="2.524cm" svg:y1="9.568cm" svg:x2="8.112cm" svg:y2="9.568cm">
          <text:p/>
        </draw:line>
        <draw:line draw:style-name="gr10" draw:text-style-name="P1" draw:layer="controls" svg:x1="18.399cm" svg:y1="8.525cm" svg:x2="20.558cm" svg:y2="8.525cm">
          <text:p/>
        </draw:line>
        <draw:frame draw:style-name="gr4" draw:text-style-name="P6" draw:layer="controls" svg:width="2.223cm" svg:height="0.645cm" svg:x="0.782cm" svg:y="8.855cm">
          <draw:text-box>
            <text:p text:style-name="P13"><text:span text:style-name="T9">Addres</text:span><text:span text:style-name="T9">s</text:span><text:span text:style-name="T2">*</text:span></text:p>
          </draw:text-box>
        </draw:frame>
        <draw:frame draw:style-name="gr4" draw:text-style-name="P6" draw:layer="controls" svg:width="1.27cm" svg:height="0.645cm" svg:x="8.112cm" svg:y="8.958cm">
          <draw:text-box>
            <text:p><text:span text:style-name="T2">City</text:span></text:p>
          </draw:text-box>
        </draw:frame>
        <draw:frame draw:style-name="gr4" draw:text-style-name="P6" draw:layer="controls" svg:width="1.588cm" svg:height="0.645cm" svg:x="14.652cm" svg:y="8.953cm">
          <draw:text-box>
            <text:p><text:span text:style-name="T2">State</text:span></text:p>
          </draw:text-box>
        </draw:frame>
        <draw:frame draw:style-name="gr4" draw:text-style-name="P6" draw:layer="controls" svg:width="1.27cm" svg:height="0.645cm" svg:x="17.129cm" svg:y="8.953cm">
          <draw:text-box>
            <text:p><text:span text:style-name="T2">Zip</text:span></text:p>
          </draw:text-box>
        </draw:frame>
        <draw:line draw:style-name="gr10" draw:text-style-name="P1" draw:layer="controls" svg:x1="9.128cm" svg:y1="9.568cm" svg:x2="14.716cm" svg:y2="9.568cm">
          <text:p/>
        </draw:line>
        <draw:line draw:style-name="gr10" draw:text-style-name="P1" draw:layer="controls" svg:x1="15.859cm" svg:y1="9.568cm" svg:x2="17.002cm" svg:y2="9.568cm">
          <text:p/>
        </draw:line>
        <draw:line draw:style-name="gr10" draw:text-style-name="P1" draw:layer="controls" svg:x1="4.048cm" svg:y1="10.484cm" svg:x2="10.144cm" svg:y2="10.484cm">
          <text:p/>
        </draw:line>
        <draw:line draw:style-name="gr10" draw:text-style-name="P1" draw:layer="controls" svg:x1="18.018cm" svg:y1="9.568cm" svg:x2="20.558cm" svg:y2="9.568cm">
          <text:p/>
        </draw:line>
        <draw:frame draw:style-name="gr13" draw:text-style-name="P6" draw:layer="controls" svg:width="3.408cm" svg:height="0.726cm" svg:x="0.767cm" svg:y="9.916cm">
          <draw:text-box>
            <text:p><text:span text:style-name="T2">Preferr</text:span><text:span text:style-name="T2">ed </text:span><text:span text:style-name="T9">Phone</text:span><text:span text:style-name="T2">*</text:span></text:p>
          </draw:text-box>
        </draw:frame>
        <draw:control draw:style-name="gr14" draw:text-style-name="P14" draw:layer="controls" svg:width="1.897cm" svg:height="0.635cm" svg:x="10.525cm" svg:y="9.798cm" draw:control="control1"/>
        <draw:control draw:style-name="gr14" draw:text-style-name="P14" draw:layer="controls" svg:width="1.897cm" svg:height="0.635cm" svg:x="12.565cm" svg:y="9.798cm" draw:control="control2"/>
        <draw:control draw:style-name="gr14" draw:text-style-name="P14" draw:layer="controls" svg:width="1.897cm" svg:height="0.635cm" svg:x="14.323cm" svg:y="9.798cm" draw:control="control3"/>
        <draw:control draw:style-name="gr14" draw:text-style-name="P14" draw:layer="controls" svg:width="1.897cm" svg:height="0.635cm" svg:x="16.24cm" svg:y="9.798cm" draw:control="control4"/>
        <draw:control draw:style-name="gr14" draw:text-style-name="P14" draw:layer="controls" svg:width="2.413cm" svg:height="0.635cm" svg:x="18.14cm" svg:y="9.798cm" draw:control="control5"/>
        <draw:frame draw:style-name="gr15" draw:text-style-name="P16" draw:layer="controls" svg:width="3.393cm" svg:height="0.645cm" svg:x="0.782cm" svg:y="10.811cm">
          <draw:text-box>
            <text:p text:style-name="P15"><text:span text:style-name="T11">Second</text:span><text:span text:style-name="T11">ary </text:span><text:span text:style-name="T9">Phone:</text:span></text:p>
          </draw:text-box>
        </draw:frame>
        <draw:line draw:style-name="gr16" draw:text-style-name="P1" draw:layer="controls" svg:x1="4.048cm" svg:y1="11.212cm" svg:x2="10.144cm" svg:y2="11.212cm">
          <text:p text:style-name="P17"/>
        </draw:line>
        <draw:g>
          <draw:control draw:style-name="gr14" draw:text-style-name="P14" draw:layer="controls" svg:width="1.897cm" svg:height="0.635cm" svg:x="32cm" svg:y="11.114cm" draw:control="control6"/>
          <draw:control draw:style-name="gr14" draw:text-style-name="P14" draw:layer="controls" svg:width="1.897cm" svg:height="0.635cm" svg:x="32cm" svg:y="11.114cm" draw:control="control7"/>
          <draw:control draw:style-name="gr14" draw:text-style-name="P14" draw:layer="controls" svg:width="1.897cm" svg:height="0.635cm" svg:x="32cm" svg:y="11.114cm" draw:control="control8"/>
          <draw:control draw:style-name="gr14" draw:text-style-name="P14" draw:layer="controls" svg:width="1.897cm" svg:height="0.635cm" svg:x="32cm" svg:y="11.114cm" draw:control="control9"/>
          <draw:control draw:style-name="gr14" draw:text-style-name="P14" draw:layer="controls" svg:width="2.413cm" svg:height="0.635cm" svg:x="32cm" svg:y="11.114cm" draw:control="control10"/>
        </draw:g>
        <draw:control draw:style-name="standard" draw:text-style-name="P18" draw:layer="controls" svg:width="1.524cm" svg:height="0.635cm" svg:x="1cm" svg:y="5.526cm" draw:control="control11"/>
        <draw:control draw:style-name="gr17" draw:text-style-name="P19" draw:layer="controls" svg:width="7.62cm" svg:height="0.635cm" svg:x="2.524cm" svg:y="7.839cm" draw:control="control12"/>
        <draw:control draw:style-name="standard" draw:text-style-name="P18" draw:layer="controls" svg:width="7.62cm" svg:height="0.635cm" svg:x="10.398cm" svg:y="7.839cm" draw:control="control13"/>
        <draw:control draw:style-name="standard" draw:text-style-name="P18" draw:layer="controls" svg:width="2.159cm" svg:height="0.635cm" svg:x="18.399cm" svg:y="7.839cm" draw:control="control14"/>
        <draw:control draw:style-name="gr18" draw:text-style-name="P18" draw:layer="controls" svg:width="5.588cm" svg:height="0.508cm" svg:x="2.524cm" svg:y="8.874cm" draw:control="control15"/>
        <draw:control draw:style-name="gr19" draw:text-style-name="P18" draw:layer="controls" svg:width="6.096cm" svg:height="0.508cm" svg:x="4.048cm" svg:y="9.798cm" draw:control="control16"/>
        <draw:control draw:style-name="gr20" draw:text-style-name="P19" draw:layer="controls" svg:width="5.588cm" svg:height="0.508cm" svg:x="9.128cm" svg:y="9.026cm" draw:control="control17"/>
        <draw:control draw:style-name="standard" draw:text-style-name="P18" draw:layer="controls" svg:width="1.143cm" svg:height="0.635cm" svg:x="15.859cm" svg:y="8.879cm" draw:control="control18"/>
        <draw:control draw:style-name="standard" draw:text-style-name="P18" draw:layer="controls" svg:width="2.54cm" svg:height="0.635cm" svg:x="18.018cm" svg:y="8.879cm" draw:control="control19"/>
        <draw:control draw:style-name="gr20" draw:text-style-name="P19" draw:layer="controls" svg:width="6.096cm" svg:height="0.4cm" svg:x="4.048cm" svg:y="10.919cm" draw:control="control20"/>
        <draw:line draw:style-name="gr10" draw:text-style-name="P1" draw:layer="layout" svg:x1="13.242cm" svg:y1="16.967cm" svg:x2="19.219cm" svg:y2="16.967cm">
          <text:p/>
        </draw:line>
        <draw:control draw:style-name="gr14" draw:text-style-name="P20" draw:layer="controls" svg:width="1.604cm" svg:height="0.26cm" svg:x="1.635cm" svg:y="15.47cm" draw:control="control21"/>
        <draw:custom-shape draw:style-name="gr21" draw:text-style-name="P21" draw:layer="layout" svg:width="9.017cm" svg:height="1.524cm" svg:x="1.017cm" svg:y="2.605cm">
          <text:p text:style-name="P17"/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2.54cm" svg:height="0.381cm" svg:x="4.175cm" svg:y="2.351cm">
          <text:p/>
          <draw:enhanced-geometry svg:viewBox="0 0 21600 21600" draw:type="rectangle" draw:enhanced-path="M 0 0 L 21600 0 21600 21600 0 21600 0 0 Z N"/>
        </draw:custom-shape>
        <draw:frame draw:style-name="gr23" draw:text-style-name="P24" draw:layer="layout" svg:width="2.555cm" svg:height="0.569cm" svg:x="4.16cm" svg:y="2.287cm">
          <draw:text-box>
            <text:p text:style-name="P23"><text:span text:style-name="T12">Admin Use Only</text:span></text:p>
          </draw:text-box>
        </draw:frame>
        <draw:control draw:style-name="gr20" draw:text-style-name="P19" draw:layer="controls" svg:width="1.524cm" svg:height="0.381cm" svg:x="8.366cm" svg:y="3.494cm" draw:control="control22"/>
        <draw:control draw:style-name="standard" draw:text-style-name="P18" draw:layer="controls" svg:width="1.524cm" svg:height="0.61cm" svg:x="3.54cm" svg:y="3.494cm" draw:control="control23"/>
        <draw:control draw:style-name="gr24" draw:text-style-name="P19" draw:layer="controls" svg:width="6.35cm" svg:height="0.51cm" svg:x="3.54cm" svg:y="2.783cm" draw:control="control24"/>
        <draw:control draw:style-name="gr14" draw:text-style-name="P14" draw:layer="controls" svg:width="1.897cm" svg:height="0.635cm" svg:x="10.525cm" svg:y="10.714cm" draw:control="control25"/>
        <draw:control draw:style-name="gr14" draw:text-style-name="P14" draw:layer="controls" svg:width="1.897cm" svg:height="0.635cm" svg:x="12.565cm" svg:y="10.714cm" draw:control="control26"/>
        <draw:control draw:style-name="gr14" draw:text-style-name="P14" draw:layer="controls" svg:width="1.897cm" svg:height="0.635cm" svg:x="14.323cm" svg:y="10.714cm" draw:control="control27"/>
        <draw:control draw:style-name="gr14" draw:text-style-name="P14" draw:layer="controls" svg:width="1.897cm" svg:height="0.635cm" svg:x="16.24cm" svg:y="10.714cm" draw:control="control28"/>
        <draw:control draw:style-name="gr14" draw:text-style-name="P14" draw:layer="controls" svg:width="2.413cm" svg:height="0.635cm" svg:x="18.14cm" svg:y="10.714cm" draw:control="control29"/>
        <draw:line draw:style-name="gr10" draw:text-style-name="P25" draw:layer="controls" svg:x1="0.977cm" svg:y1="14.37cm" svg:x2="20.567cm" svg:y2="14.37cm">
          <text:p/>
        </draw:line>
        <draw:frame draw:style-name="gr25" draw:text-style-name="P6" draw:layer="controls" svg:width="1.799cm" svg:height="0.645cm" svg:x="13.282cm" svg:y="13.59cm">
          <draw:text-box draw:corner-radius="2.858cm">
            <text:p><text:span text:style-name="T2">Phone</text:span></text:p>
          </draw:text-box>
        </draw:frame>
        <draw:frame draw:style-name="gr4" draw:text-style-name="P6" draw:layer="controls" svg:width="2.223cm" svg:height="0.645cm" svg:x="1.017cm" svg:y="16.645cm">
          <draw:text-box draw:corner-radius="3.176cm">
            <text:p><text:span text:style-name="T2">Text 10</text:span></text:p>
          </draw:text-box>
        </draw:frame>
        <draw:control draw:style-name="gr14" draw:text-style-name="P20" draw:layer="controls" svg:width="1.604cm" svg:height="0.254cm" svg:x="1.635cm" svg:y="15.94cm" draw:control="control30"/>
        <draw:control draw:style-name="gr14" draw:text-style-name="P14" draw:layer="controls" svg:width="1.604cm" svg:height="0.254cm" svg:x="1.635cm" svg:y="16.375cm" draw:control="control31"/>
        <draw:control draw:style-name="gr14" draw:text-style-name="P14" draw:layer="controls" svg:width="1.604cm" svg:height="0.317cm" svg:x="1.635cm" svg:y="17.193cm" draw:control="control32"/>
        <draw:control draw:style-name="gr14" draw:text-style-name="P14" draw:layer="controls" svg:width="1.604cm" svg:height="0.317cm" svg:x="1.635cm" svg:y="17.628cm" draw:control="control33"/>
        <draw:control draw:style-name="gr14" draw:text-style-name="P14" draw:layer="controls" svg:width="1.604cm" svg:height="0.317cm" svg:x="1.635cm" svg:y="18.063cm" draw:control="control34"/>
        <draw:line draw:style-name="gr10" draw:text-style-name="P1" draw:layer="controls" svg:x1="0.977cm" svg:y1="21.37cm" svg:x2="20.567cm" svg:y2="21.37cm">
          <text:p/>
        </draw:line>
        <draw:frame draw:style-name="gr4" draw:text-style-name="P6" draw:layer="controls" svg:width="2.223cm" svg:height="0.645cm" svg:x="1cm" svg:y="18.517cm">
          <draw:text-box draw:corner-radius="3.176cm">
            <text:p><text:span text:style-name="T2">Text </text:span><text:span text:style-name="T2">10</text:span></text:p>
          </draw:text-box>
        </draw:frame>
        <draw:control draw:style-name="gr14" draw:text-style-name="P14" draw:layer="controls" svg:width="1.604cm" svg:height="0.317cm" svg:x="1.635cm" svg:y="19.098cm" draw:control="control35"/>
        <draw:control draw:style-name="gr14" draw:text-style-name="P14" draw:layer="controls" svg:width="1.604cm" svg:height="0.317cm" svg:x="1.635cm" svg:y="19.533cm" draw:control="control36"/>
        <draw:control draw:style-name="gr14" draw:text-style-name="P14" draw:layer="controls" svg:width="1.604cm" svg:height="0.317cm" svg:x="1.635cm" svg:y="19.968cm" draw:control="control37"/>
        <draw:control draw:style-name="gr14" draw:text-style-name="P14" draw:layer="controls" svg:width="1.604cm" svg:height="0.317cm" svg:x="1.635cm" svg:y="20.438cm" draw:control="control38"/>
        <draw:control draw:style-name="gr14" draw:text-style-name="P14" draw:layer="controls" svg:width="1.604cm" svg:height="0.317cm" svg:x="1.635cm" svg:y="20.873cm" draw:control="control39"/>
        <draw:frame draw:style-name="gr4" draw:text-style-name="P6" draw:layer="controls" svg:width="2.223cm" svg:height="0.645cm" svg:x="1cm" svg:y="21.374cm">
          <draw:text-box draw:corner-radius="3.176cm">
            <text:p><text:span text:style-name="T2">Text 10</text:span></text:p>
          </draw:text-box>
        </draw:frame>
        <draw:control draw:style-name="gr14" draw:text-style-name="P14" draw:layer="controls" svg:width="1.604cm" svg:height="0.317cm" svg:x="1.635cm" svg:y="21.955cm" draw:control="control40"/>
        <draw:control draw:style-name="gr14" draw:text-style-name="P14" draw:layer="controls" svg:width="1.604cm" svg:height="0.317cm" svg:x="1.635cm" svg:y="22.39cm" draw:control="control41"/>
        <draw:control draw:style-name="gr14" draw:text-style-name="P14" draw:layer="controls" svg:width="1.604cm" svg:height="0.317cm" svg:x="1.635cm" svg:y="22.825cm" draw:control="control42"/>
        <draw:frame draw:style-name="gr4" draw:text-style-name="P6" draw:layer="controls" svg:width="2.223cm" svg:height="0.645cm" svg:x="0.999cm" svg:y="23.35cm">
          <draw:text-box draw:corner-radius="3.176cm">
            <text:p><text:span text:style-name="T2">Text 10</text:span></text:p>
          </draw:text-box>
        </draw:frame>
        <draw:control draw:style-name="gr14" draw:text-style-name="P14" draw:layer="controls" svg:width="1.604cm" svg:height="0.317cm" svg:x="1.617cm" svg:y="25.265cm" draw:control="control43"/>
        <draw:control draw:style-name="gr14" draw:text-style-name="P14" draw:layer="controls" svg:width="1.604cm" svg:height="0.317cm" svg:x="1.617cm" svg:y="26.123cm" draw:control="control44"/>
        <draw:control draw:style-name="gr14" draw:text-style-name="P14" draw:layer="controls" svg:width="1.604cm" svg:height="0.317cm" svg:x="1.617cm" svg:y="25.682cm" draw:control="control45"/>
        <draw:line draw:style-name="gr10" draw:text-style-name="P1" draw:layer="controls" svg:x1="0.977cm" svg:y1="23.37cm" svg:x2="20.567cm" svg:y2="23.37cm">
          <text:p/>
        </draw:line>
        <draw:control draw:style-name="standard" draw:text-style-name="P14" draw:layer="controls" svg:width="2.857cm" svg:height="0.635cm" svg:x="7.35cm" svg:y="24.83cm" draw:control="control46"/>
        <draw:control draw:style-name="standard" draw:text-style-name="P14" draw:layer="controls" svg:width="2.858cm" svg:height="1.27cm" svg:x="12.112cm" svg:y="24.83cm" draw:control="control47"/>
        <draw:control draw:style-name="standard" draw:text-style-name="P14" draw:layer="controls" svg:width="1.587cm" svg:height="0.952cm" svg:x="11.795cm" svg:y="24.195cm" draw:control="control48"/>
        <draw:frame draw:style-name="gr23" draw:text-style-name="P26" draw:layer="controls" svg:width="2.983cm" svg:height="0.725cm" svg:x="15.558cm" svg:y="24.195cm">
          <draw:text-box>
            <text:p>Need 8 lines </text:p>
          </draw:text-box>
        </draw:frame>
        <draw:control draw:style-name="gr14" draw:text-style-name="P14" draw:layer="controls" svg:width="1.604cm" svg:height="0.317cm" svg:x="1.613cm" svg:y="23.967cm" draw:control="control49"/>
        <draw:control draw:style-name="gr14" draw:text-style-name="P14" draw:layer="controls" svg:width="1.604cm" svg:height="0.317cm" svg:x="1.613cm" svg:y="24.402cm" draw:control="control50"/>
        <draw:control draw:style-name="gr14" draw:text-style-name="P14" draw:layer="controls" svg:width="1.604cm" svg:height="0.317cm" svg:x="1.613cm" svg:y="24.837cm" draw:control="control51"/>
        <draw:frame draw:style-name="gr4" draw:text-style-name="P6" draw:layer="controls" svg:width="3.393cm" svg:height="0.645cm" svg:x="0.78cm" svg:y="11.709cm">
          <draw:text-box>
            <text:p><text:span text:style-name="T2">Email </text:span><text:span text:style-name="T9">Address: </text:span><text:span text:style-name="T2">*</text:span></text:p>
          </draw:text-box>
        </draw:frame>
        <draw:line draw:style-name="gr16" draw:text-style-name="P1" draw:layer="controls" svg:x1="4.046cm" svg:y1="12.201cm" svg:x2="20.59cm" svg:y2="12.2cm">
          <text:p/>
        </draw:line>
        <draw:control draw:style-name="gr20" draw:text-style-name="P27" draw:layer="controls" svg:width="16.544cm" svg:height="0.508cm" svg:x="4.148cm" svg:y="11.777cm" draw:control="control52"/>
        <draw:frame draw:style-name="gr26" draw:text-style-name="P6" draw:layer="controls" svg:width="4.347cm" svg:height="0.645cm" svg:x="0.78cm" svg:y="12.555cm">
          <draw:text-box>
            <text:p><text:span text:style-name="T13">S</text:span><text:span text:style-name="T13">o</text:span><text:span text:style-name="T13">c</text:span><text:span text:style-name="T13">i</text:span><text:span text:style-name="T13">a</text:span><text:span text:style-name="T13">l</text:span><text:span text:style-name="T13"> </text:span><text:span text:style-name="T13">S</text:span><text:span text:style-name="T13">e</text:span><text:span text:style-name="T13">c</text:span><text:span text:style-name="T13">u</text:span><text:span text:style-name="T13">r</text:span><text:span text:style-name="T13">i</text:span><text:span text:style-name="T13">t</text:span><text:span text:style-name="T13">y</text:span><text:span text:style-name="T13"> </text:span><text:span text:style-name="T13">N</text:span><text:span text:style-name="T13">u</text:span><text:span text:style-name="T13">m</text:span><text:span text:style-name="T13">b</text:span><text:span text:style-name="T13">e</text:span><text:span text:style-name="T13">r</text:span><text:span text:style-name="T13">*</text:span></text:p>
          </draw:text-box>
        </draw:frame>
        <draw:line draw:style-name="gr16" draw:text-style-name="P1" draw:layer="controls" svg:x1="4.946cm" svg:y1="13.11cm" svg:x2="12.431cm" svg:y2="13.11cm">
          <text:p/>
        </draw:line>
        <draw:control draw:style-name="standard" draw:text-style-name="P18" draw:layer="controls" svg:width="7.484cm" svg:height="0.635cm" svg:x="4.946cm" svg:y="12.458cm" draw:control="control53"/>
        <draw:frame draw:style-name="gr4" draw:text-style-name="P6" draw:layer="controls" svg:width="7.514cm" svg:height="0.645cm" svg:x="0.788cm" svg:y="13.565cm">
          <draw:text-box>
            <text:p><text:span text:style-name="T2">Alternate/</text:span><text:span text:style-name="T2">Emergenc</text:span><text:span text:style-name="T2">y Contact </text:span><text:span text:style-name="T2">Info. <text:s text:c="4"/></text:span><text:span text:style-name="T2">Name</text:span></text:p>
          </draw:text-box>
        </draw:frame>
        <draw:line draw:style-name="gr16" draw:text-style-name="P1" draw:layer="controls" svg:x1="7.884cm" svg:y1="14.166cm" svg:x2="12.43cm" svg:y2="14.166cm">
          <text:p/>
        </draw:line>
        <draw:control draw:style-name="standard" draw:text-style-name="P18" draw:layer="controls" svg:width="4.545cm" svg:height="0.635cm" svg:x="7.885cm" svg:y="13.465cm" draw:control="control54"/>
        <draw:frame draw:style-name="gr27" draw:text-style-name="P6" draw:layer="controls" svg:width="2.175cm" svg:height="0.645cm" svg:x="12.825cm" svg:y="12.444cm">
          <draw:text-box>
            <text:p><text:span text:style-name="T2">Birthdate*</text:span></text:p>
          </draw:text-box>
        </draw:frame>
        <draw:line draw:style-name="gr16" draw:text-style-name="P1" draw:layer="controls" svg:x1="14.69cm" svg:y1="13.105cm" svg:x2="16.441cm" svg:y2="13.105cm">
          <text:p/>
        </draw:line>
        <draw:control draw:style-name="standard" draw:text-style-name="P18" draw:layer="controls" svg:width="1.749cm" svg:height="0.635cm" svg:x="14.691cm" svg:y="12.447cm" draw:control="control55"/>
        <draw:control draw:style-name="gr14" draw:text-style-name="P14" draw:layer="controls" svg:width="1.604cm" svg:height="0.317cm" svg:x="1.617cm" svg:y="26.524cm" draw:control="control56"/>
        <draw:frame draw:style-name="gr12" draw:text-style-name="P12" draw:layer="controls" svg:width="1.333cm" svg:height="0.569cm" svg:x="14.889cm" svg:y="12.982cm">
          <draw:text-box>
            <text:p><text:span text:style-name="T10">(MM)</text:span></text:p>
          </draw:text-box>
        </draw:frame>
        <draw:frame draw:style-name="gr25" draw:text-style-name="P12" draw:layer="controls" svg:width="1.333cm" svg:height="0.635cm" svg:x="17.059cm" svg:y="13cm">
          <draw:text-box>
            <text:p><text:span text:style-name="T10">(DD)</text:span></text:p>
          </draw:text-box>
        </draw:frame>
        <draw:frame draw:style-name="gr12" draw:text-style-name="P12" draw:layer="controls" svg:width="1.651cm" svg:height="0.569cm" svg:x="18.946cm" svg:y="12.982cm">
          <draw:text-box>
            <text:p><text:span text:style-name="T10">(YYYY)</text:span></text:p>
          </draw:text-box>
        </draw:frame>
        <draw:frame draw:style-name="gr28" draw:text-style-name="P6" draw:layer="controls" svg:width="0.318cm" svg:height="0.645cm" svg:x="16.534cm" svg:y="12.452cm">
          <draw:text-box draw:corner-radius="3.176cm">
            <text:p><text:span text:style-name="T2">/</text:span></text:p>
          </draw:text-box>
        </draw:frame>
        <draw:frame draw:style-name="gr28" draw:text-style-name="P6" draw:layer="controls" svg:width="0.318cm" svg:height="0.645cm" svg:x="18.605cm" svg:y="12.452cm">
          <draw:text-box draw:corner-radius="3.176cm">
            <text:p><text:span text:style-name="T2">/</text:span></text:p>
          </draw:text-box>
        </draw:frame>
        <draw:control draw:style-name="standard" draw:text-style-name="P18" draw:layer="controls" svg:width="1.749cm" svg:height="0.635cm" svg:x="16.796cm" svg:y="12.43cm" draw:control="control57"/>
        <draw:control draw:style-name="standard" draw:text-style-name="P18" draw:layer="controls" svg:width="1.748cm" svg:height="0.635cm" svg:x="18.88cm" svg:y="12.43cm" draw:control="control58"/>
        <draw:line draw:style-name="gr16" draw:text-style-name="P1" draw:layer="controls" svg:x1="18.891cm" svg:y1="13.105cm" svg:x2="20.593cm" svg:y2="13.105cm">
          <text:p/>
        </draw:line>
        <draw:line draw:style-name="gr16" draw:text-style-name="P1" draw:layer="controls" svg:x1="16.792cm" svg:y1="13.105cm" svg:x2="18.543cm" svg:y2="13.105cm">
          <text:p/>
        </draw:line>
        <draw:line draw:style-name="gr16" draw:text-style-name="P1" draw:layer="controls" svg:x1="14.685cm" svg:y1="14.201cm" svg:x2="20.59cm" svg:y2="14.201cm">
          <text:p/>
        </draw:line>
        <draw:control draw:style-name="standard" draw:text-style-name="P18" draw:layer="controls" svg:width="5.904cm" svg:height="0.635cm" svg:x="14.686cm" svg:y="13.466cm" draw:control="control59"/>
        <draw:line draw:style-name="gr10" draw:text-style-name="P1" draw:layer="controls" svg:x1="0.977cm" svg:y1="18.57cm" svg:x2="20.567cm" svg:y2="18.5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none"/>
      <style:text-properties fo:color="#000000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29T11:40:10.053660344</meta:creation-date>
    <meta:generator>LibreOffice/7.3.7.2$Linux_X86_64 LibreOffice_project/30$Build-2</meta:generator>
    <dc:date>2024-06-30T00:19:54.788457153</dc:date>
    <meta:editing-duration>PT8H51M49S</meta:editing-duration>
    <meta:editing-cycles>116</meta:editing-cycles>
    <meta:document-statistic meta:object-count="123"/>
  </office:meta>
</office:document-meta>
</file>